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36e6" officeooo:paragraph-rsid="000336e6"/>
    </style:style>
    <style:style style:name="P2" style:family="paragraph" style:parent-style-name="Standard">
      <style:text-properties officeooo:rsid="000394d2" officeooo:paragraph-rsid="000394d2"/>
    </style:style>
    <style:style style:name="P3" style:family="paragraph" style:parent-style-name="Standard">
      <style:text-properties officeooo:rsid="0007b9db" officeooo:paragraph-rsid="0007b9db"/>
    </style:style>
    <style:style style:name="P4" style:family="paragraph" style:parent-style-name="Standard">
      <style:text-properties officeooo:rsid="00099932" officeooo:paragraph-rsid="00099932"/>
    </style:style>
    <style:style style:name="T1" style:family="text">
      <style:text-properties officeooo:rsid="000394d2"/>
    </style:style>
    <style:style style:name="T2" style:family="text">
      <style:text-properties officeooo:rsid="00040f52"/>
    </style:style>
    <style:style style:name="T3" style:family="text">
      <style:text-properties officeooo:rsid="000999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Paulo Simplício Braga</text:p>
      <text:p text:style-name="Standard"/>
      <text:p text:style-name="Standard">Quais são as principais ameaças de segurança que enxerga para seu trabalho de</text:p>
      <text:p text:style-name="Standard">curso ? Que estratégias utilizaria para mitigá-las?</text:p>
      <text:p text:style-name="Standard"/>
      <text:p text:style-name="P3"><text:tab/>A principal ameaça para o projeto proposto é o vazamento de dados, uma vez que a ideia é levar toda a base de códigos proprietários e de parceiros para a nuvem. </text:p>
      <text:p text:style-name="P3"><text:tab/>Para <text:span text:style-name="T3">cercar os vazamentos de dados, a melhor abordagem, ao meu ver, <text:s/>seria através dos logs de sistema. Através do monitoramento, seria possível rastrear eventos que expusessem o ambiente de build. Em outras palavras, seria possível dizer quem expôs e como aconteceu.</text:span></text:p>
      <text:p text:style-name="P3"><text:tab/><text:span text:style-name="T3">Outro ponto que também considero importante para o projeto proposto é entender como se dá o processo de retirada do ambiente de nuvem, pois absolutamente nenhum dado poderia ser mantido no servid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1T10:00:03.281423693</meta:creation-date>
    <dc:date>2020-09-23T21:25:33.870767034</dc:date>
    <meta:editing-duration>PT3M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128" meta:character-count="778" meta:non-whitespace-character-count="651"/>
  </office:meta>
</office:document-meta>
</file>